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79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611in"/>
    </style:style>
    <style:style style:name="co18" style:family="table-column">
      <style:table-column-properties fo:break-before="auto" style:column-width="1.3193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89in"/>
    </style:style>
    <style:style style:name="co21" style:family="table-column">
      <style:table-column-properties fo:break-before="auto" style:column-width="1.611in"/>
    </style:style>
    <style:style style:name="co22" style:family="table-column">
      <style:table-column-properties fo:break-before="auto" style:column-width="1.0256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1" style:family="table-column">
      <style:table-column-properties fo:break-before="auto" style:column-width="2.748in"/>
    </style:style>
    <style:style style:name="co52" style:family="table-column">
      <style:table-column-properties fo:break-before="auto" style:column-width="1.6654in"/>
    </style:style>
    <style:style style:name="co53" style:family="table-column">
      <style:table-column-properties fo:break-before="auto" style:column-width="2.8402in"/>
    </style:style>
    <style:style style:name="co54" style:family="table-column">
      <style:table-column-properties fo:break-before="auto" style:column-width="1.4783in"/>
    </style:style>
    <style:style style:name="co55" style:family="table-column">
      <style:table-column-properties fo:break-before="auto" style:column-width="8.2516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1" style:family="table-column">
      <style:table-column-properties fo:break-before="auto" style:column-width="3.2283in"/>
    </style:style>
    <style:style style:name="co62" style:family="table-column">
      <style:table-column-properties fo:break-before="auto" style:column-width="1.4945in"/>
    </style:style>
    <style:style style:name="co63" style:family="table-column">
      <style:table-column-properties fo:break-before="auto" style:column-width="4.0016in"/>
    </style:style>
    <style:style style:name="co64" style:family="table-column">
      <style:table-column-properties fo:break-before="auto" style:column-width="1.5035in"/>
    </style:style>
    <style:style style:name="co65" style:family="table-column">
      <style:table-column-properties fo:break-before="auto" style:column-width="14.8335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729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AIN_20_ASSEMBLY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6])" office:value-type="currency" office:currency="USD" office:value="317.486">
            <text:p>$317.49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5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3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3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style-name="ce13" office:value-type="string">
            <text:p>INITIAL</text:p>
          </table:table-cell>
          <table:table-cell table:number-columns-repeated="4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style-name="ce13" office:value-type="string">
            <text:p>INITIAL</text:p>
          </table:table-cell>
          <table:table-cell table:number-columns-repeated="3"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3" office:value-type="string">
            <text:p>INITIAL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7">
        <office:forms form:automatic-focus="false" form:apply-design-mode="false"/>
        <table:table-column table:style-name="co17" table:default-cell-style-name="ce17"/>
        <table:table-column table:style-name="co7" table:default-cell-style-name="ce18"/>
        <table:table-column table:style-name="co8" table:default-cell-style-name="ce19"/>
        <table:table-column table:style-name="co9" table:default-cell-style-name="ce19"/>
        <table:table-column table:style-name="co6" table:default-cell-style-name="ce18"/>
        <table:table-column table:style-name="co10" table:default-cell-style-name="ce17"/>
        <table:table-column table:style-name="co11" table:default-cell-style-name="ce18"/>
        <table:table-column table:style-name="co22" table:default-cell-style-name="ce17"/>
        <table:table-column table:style-name="co6" table:number-columns-repeated="55" table:default-cell-style-name="ce17"/>
        <table:table-column table:style-name="co6" table:number-columns-repeated="960" table:default-cell-style-name="ce24"/>
        <table:table-column table:style-name="co13" table:default-cell-style-name="ce24"/>
        <table:table-row table:style-name="ro1">
          <table:table-cell table:style-name="ce16" office:value-type="string">
            <text:p>DESCRIPTION</text:p>
          </table:table-cell>
          <table:table-cell table:style-name="ce1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6" office:value-type="string">
            <text:p>REF DES</text:p>
          </table:table-cell>
          <table:table-cell table:style-name="ce16" office:value-type="string">
            <text:p>NOTE</text:p>
          </table:table-cell>
          <table:table-cell table:style-name="ce16" office:value-type="string">
            <text:p>SUPPLIER</text:p>
          </table:table-cell>
          <table:table-cell table:style-name="ce16" office:value-type="string">
            <text:p>SUPPLIER PN</text:p>
          </table:table-cell>
          <table:table-cell table:style-name="ce16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122">
            <text:p>$47.12</text:p>
          </table:table-cell>
          <table:table-cell table:formula="of:=[.C6]*[.B6]" office:value-type="currency" office:currency="USD" office:value="47.122">
            <text:p>$47.1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1.005">
            <text:p>$11.01</text:p>
          </table:table-cell>
          <table:table-cell table:formula="of:=[.C8]*[.B8]" office:value-type="currency" office:currency="USD" office:value="11.005">
            <text:p>$11.0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3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6.366">
            <text:p>$36.37</text:p>
          </table:table-cell>
          <table:table-cell table:formula="of:=[.C13]*[.B13]" office:value-type="currency" office:currency="USD" office:value="36.366">
            <text:p>$36.37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5])" office:value-type="currency" office:currency="USD" office:value="9.461">
            <text:p>$9.46</text:p>
          </table:table-cell>
          <table:table-cell table:formula="of:=[.C15]*[.B15]" office:value-type="currency" office:currency="USD" office:value="9.461">
            <text:p>$9.46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20" office:value-type="string">
            <text:p>DIGIKEY</text:p>
          </table:table-cell>
          <table:table-cell table:style-name="ce23" office:value-type="string">
            <text:p>1948-2261-ND</text:p>
          </table:table-cell>
          <table:table-cell table:style-name="ce23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23" office:value-type="string">
            <text:p>Q336-ND</text:p>
          </table:table-cell>
          <table:table-cell table:style-name="ce23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23" office:value-type="string">
            <text:p>3-01-0019</text:p>
          </table:table-cell>
          <table:table-cell table:style-name="ce23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CER 0.1UF 50V X7R 1206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63">
            <text:p>$1.63</text:p>
          </table:table-cell>
          <table:table-cell table:formula="of:=[.C11]*[.B11]" office:value-type="currency" office:currency="USD" office:value="1.63">
            <text:p>$1.63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05CTNS/NOPB-ND</text:p>
          </table:table-cell>
          <table:table-cell table:style-name="ce25" office:value-type="string">
            <text:p><text:a xlink:href="https://www.digikey.com/product-detail/en/texas-instruments/LM7905CT-NOPB/LM7905CTNS-NOPB-ND/6349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1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52" table:default-cell-style-name="ce32"/>
        <table:table-column table:style-name="co53" table:default-cell-style-name="Default"/>
        <table:table-column table:style-name="co13" table:default-cell-style-name="ce32"/>
        <table:table-column table:style-name="co54" table:default-cell-style-name="Default"/>
        <table:table-column table:style-name="co55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7]*[.B7]" office:value-type="currency" office:currency="USD" office:value="1.821">
            <text:p>$1.82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0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DIP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P-ND</text:p>
          </table:table-cell>
          <table:table-cell table:style-name="ce25" office:value-type="string">
            <text:p><text:a xlink:href="https://www.digikey.com/product-detail/en/microchip-technology/MCP23S17-E-SP/MCP23S17-E-SP-ND/894276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1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62" table:default-cell-style-name="ce32"/>
        <table:table-column table:style-name="co63" table:default-cell-style-name="Default"/>
        <table:table-column table:style-name="co29" table:default-cell-style-name="ce32"/>
        <table:table-column table:style-name="co64" table:default-cell-style-name="Default"/>
        <table:table-column table:style-name="co65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8]*[.B8]" office:value-type="currency" office:currency="USD" office:value="2.428">
            <text:p>$2.43</text:p>
          </table:table-cell>
          <table:table-cell office:value-type="string">
            <text:p>U11, U12, 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1">
            <text:p>1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5]*[.B5]" office:value-type="currency" office:currency="USD" office:value="0.607">
            <text:p>$0.61</text:p>
          </table:table-cell>
          <table:table-cell office:value-type="string">
            <text:p>U19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6]*[.B6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7]*[.B7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8]*[.B8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9]*[.B9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0">
            <text:p>10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0]*[.B10]" office:value-type="currency" office:currency="USD" office:value="0.7">
            <text:p>$0.70</text:p>
          </table:table-cell>
          <table:table-cell office:value-type="string">
            <text:p>R66 – R73, 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.99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.99KFRCT-ND</text:p>
          </table:table-cell>
          <table:table-cell table:style-name="ce35" office:value-type="string">
            <text:p><text:a xlink:href="https://www.digikey.com/product-detail/en/yageo/RC1206FR-074K99L/311-4.99KFRCT-ND/731843">https://www.digikey.com/product-detail/en/yageo/RC1206FR-074K99L/311-4.99KFRCT-ND/731843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office:value-type="string">
            <text:p>C43 C44</text:p>
          </table:table-cell>
          <table:table-cell/>
          <table:table-cell office:value-type="string">
            <text:p>DIGIKEY</text:p>
          </table:table-cell>
          <table:table-cell office:value-type="string">
            <text:p>311-2083-1-ND</text:p>
          </table:table-cell>
          <table:table-cell table:style-name="ce31" office:value-type="string">
            <text:p><text:a xlink:href="https://www.digikey.com/products/en/capacitors/ceramic-capacitors/60?k=&amp;pkeyword=&amp;sv=0&amp;pv2049=u0.1µF&amp;sf=0&amp;FV=-6%7C3833%2C7%7C2%2C16%7C39329%2C-8%7C60%2C14%7C69629&amp;quantity=&amp;ColumnSort=0&amp;page=1&amp;pageSize=500">https://www.digikey.com/products/en/capacitors/ceramic-capacitors/60?k=&amp;pkeyword=&amp;sv=0&amp;pv2049=u0.1%C2%B5F&amp;sf=0&amp;FV=-6%7C3833%2C7%7C2%2C16%7C39329%2C-8%7C60%2C14%7C6962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CAP CER 1000P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36">
            <text:p>$0.36</text:p>
          </table:table-cell>
          <table:table-cell office:value-type="string">
            <text:p>C41, C42</text:p>
          </table:table-cell>
          <table:table-cell/>
          <table:table-cell office:value-type="string">
            <text:p>DIGIKEY</text:p>
          </table:table-cell>
          <table:table-cell office:value-type="string">
            <text:p>311-1472-1-ND</text:p>
          </table:table-cell>
          <table:table-cell table:style-name="ce31" office:value-type="string">
            <text:p><text:a xlink:href="https://www.digikey.com/product-detail/en/yageo/CC0805KRX7R0BB102/311-1472-1-ND/2833778">https://www.digikey.com/product-detail/en/yageo/CC0805KRX7R0BB102/311-1472-1-ND/2833778</text:a></text:p>
          </table:table-cell>
          <table:table-cell table:number-columns-repeated="1015"/>
        </table:table-row>
        <table:table-row table:style-name="ro3">
          <table:table-cell office:value-type="string">
            <text:p>RES SMD 22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2">
            <text:p>$0.20</text:p>
          </table:table-cell>
          <table:table-cell office:value-type="string">
            <text:p>R64, R65</text:p>
          </table:table-cell>
          <table:table-cell/>
          <table:table-cell office:value-type="string">
            <text:p>DIGIKEY</text:p>
          </table:table-cell>
          <table:table-cell office:value-type="string">
            <text:p>311-22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220+kOhms&amp;sf=0&amp;FV=-6%7C5999%2C3%7C1131%2C7%7C2%2C-8%7C52&amp;quantity=&amp;ColumnSort=0&amp;page=1&amp;pageSize=500">https://www.digikey.com/products/en/resistors/chip-resistor-surface-mount/52?k=&amp;pkeyword=&amp;sv=0&amp;pv2085=u220+kOhms&amp;sf=0&amp;FV=-6%7C5999%2C3%7C1131%2C7%7C2%2C-8%7C52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6]*[.B16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Receive from Crossfeed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7]*[.B17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to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8]*[.B18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3/03/2020</text:date>, <text:time>22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03T22:29:06</dc:date>
    <meta:editing-duration>P3DT2H37M16S</meta:editing-duration>
    <meta:generator>OpenOffice/4.1.7$Unix OpenOffice.org_project/417m1$Build-9800</meta:generator>
    <meta:editing-cycles>140</meta:editing-cycles>
    <meta:document-statistic meta:table-count="17" meta:cell-count="149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